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6652644245168" text:id="ct10665264424516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652644244960" text:id="ct1066526442449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652644244752" text:id="ct10665264424475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652644244544" text:id="ct10665264424454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652644244336" text:id="ct106652644244336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652644244128" text:id="ct10665264424412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6652644245168"/><text:change-start text:change-id="ct106652644244960"/>Adopt<text:change-end text:change-id="ct106652644244960"/>ed<text:change-start text:change-id="ct106652644244752"/> as a <text:change-end text:change-id="ct106652644244752"/>NMRA <text:change-start text:change-id="ct106652644244544"/>Standard<text:change-end text:change-id="ct106652644244544"/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6652644244336"/><text:change-start text:change-id="ct106652644244128"/>Version History<text:change-end text:change-id="ct10665264424412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24T17:33:16.106523228" text:date-adjust="PT1440H00M00S">Apr 25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Unique Identifiers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S-</text:span><text:span text:style-name="MT11">9.7.0.3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6</meta:editing-cycles>
    <meta:editing-duration>PT18H52M6S</meta:editing-duration>
    <meta:generator>LibreOffice/4.4.0.3$MacOSX_X86_64 LibreOffice_project/de093506bcdc5fafd9023ee680b8c60e3e0645d7</meta:generator>
    <dc:date>2015-02-24T17:33:15.998446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5" meta:character-count="452" meta:non-whitespace-character-count="384"/>
  </office:meta>
</office:document-meta>
</file>